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, ,&lt;,left1 // шаг влево </text:p>
      <text:p text:style-name="Standard">left1,1,=,leftrr</text:p>
      <text:p text:style-name="Standard">left1,2,=,leftrr</text:p>
      <text:p text:style-name="Standard">leftrr,1,&lt;,count</text:p>
      <text:p text:style-name="Standard">leftrr,2,&lt;,count</text:p>
      <text:p text:style-name="Standard">leftrr,0,&lt;,count</text:p>
      <text:p text:style-name="Standard">leftrr, ,&gt;,left3</text:p>
      <text:p text:style-name="Standard"/>
      <text:p text:style-name="Standard">left1, ,&gt;,left3</text:p>
      <text:p text:style-name="Standard"/>
      <text:p text:style-name="Standard">// определение первого числа в диаде, замена на +3</text:p>
      <text:p text:style-name="Standard">count,0,3,right0 </text:p>
      <text:p text:style-name="Standard">count,1,4,right1</text:p>
      <text:p text:style-name="Standard">count,2,5,right2</text:p>
      <text:p text:style-name="Standard"/>
      <text:p text:style-name="Standard">// для нечетного количества цифр</text:p>
      <text:p text:style-name="Standard">count, ,&gt;,onum</text:p>
      <text:p text:style-name="Standard">onum,0,&gt;,right00r</text:p>
      <text:p text:style-name="Standard">onum,1,&gt;,right01r</text:p>
      <text:p text:style-name="Standard">onum,2,&gt;,right02r</text:p>
      <text:p text:style-name="Standard"/>
      <text:p text:style-name="Standard">// Для нулей</text:p>
      <text:p text:style-name="Standard"/>
      <text:p text:style-name="Standard">left1,0,&lt;,left0101</text:p>
      <text:p text:style-name="Standard">left0101,1,&lt;,ri111</text:p>
      <text:p text:style-name="Standard">left0101,2,&lt;,ri111</text:p>
      <text:p text:style-name="Standard">ri111,1,&gt;,ri111</text:p>
      <text:p text:style-name="Standard">ri111,2,&gt;,ri111</text:p>
      <text:p text:style-name="Standard">ri111,0,&gt;,ri111</text:p>
      <text:p text:style-name="Standard">ri111, ,&lt;,leftrr</text:p>
      <text:p text:style-name="Standard">left0101,0,&lt;,left0101</text:p>
      <text:p text:style-name="Standard">left0101, ,&gt;,right0101</text:p>
      <text:p text:style-name="Standard">right0101,0,&gt;,right0101</text:p>
      <text:p text:style-name="Standard">right0101,1,&gt;,endr1</text:p>
      <text:p text:style-name="Standard">right0101,2,&gt;,endr1</text:p>
      <text:p text:style-name="Standard">right0101, ,&gt;,riooo</text:p>
      <text:p text:style-name="Standard">riooo, ,0,endr11</text:p>
      <text:p text:style-name="Standard"/>
      <text:p text:style-name="Standard"/>
      <text:p text:style-name="Standard"/>
      <text:p text:style-name="Standard">// для чисел 0_, перемещение вправо</text:p>
      <text:p text:style-name="Standard">right0,3,&gt;,right0_</text:p>
      <text:p text:style-name="Standard">right0_,0,&gt;,right00r</text:p>
      <text:p text:style-name="Standard">right0_,1,&gt;,right01r</text:p>
      <text:p text:style-name="Standard">right0_,2,&gt;,right02r</text:p>
      <text:p text:style-name="Standard"/>
      <text:p text:style-name="Standard">// для чисел 1_, перемещение вправо</text:p>
      <text:p text:style-name="Standard">right1,4,&gt;,right1_</text:p>
      <text:p text:style-name="Standard">right1_,0,&gt;,right10r</text:p>
      <text:p text:style-name="Standard">right1_,1,&gt;,right11r</text:p>
      <text:p text:style-name="Standard">right1_,2,&gt;,right12r</text:p>
      <text:p text:style-name="Standard"/>
      <text:p text:style-name="Standard"><text:soft-page-break/></text:p>
      <text:p text:style-name="Standard">// для чисел 2_, перемещение вправо</text:p>
      <text:p text:style-name="Standard">right2,5,&gt;,right2_</text:p>
      <text:p text:style-name="Standard">right2_,0,&gt;,right20r</text:p>
      <text:p text:style-name="Standard">right2_,1,&gt;,right21r</text:p>
      <text:p text:style-name="Standard">right2_,2,&gt;,right22r</text:p>
      <text:p text:style-name="Standard"/>
      <text:p text:style-name="Standard">// Прохождение до пробела 1 слова</text:p>
      <text:p text:style-name="Standard">right00r,0,&gt;,right00r</text:p>
      <text:p text:style-name="Standard">right00r,1,&gt;,right00r</text:p>
      <text:p text:style-name="Standard">right00r,2,&gt;,right00r</text:p>
      <text:p text:style-name="Standard">right01r,0,&gt;,right01r</text:p>
      <text:p text:style-name="Standard">right01r,1,&gt;,right01r</text:p>
      <text:p text:style-name="Standard">right01r,2,&gt;,right01r</text:p>
      <text:p text:style-name="Standard">right02r,0,&gt;,right02r</text:p>
      <text:p text:style-name="Standard">right02r,1,&gt;,right02r</text:p>
      <text:p text:style-name="Standard">right02r,2,&gt;,right02r</text:p>
      <text:p text:style-name="Standard">right10r,0,&gt;,right10r</text:p>
      <text:p text:style-name="Standard">right10r,1,&gt;,right10r</text:p>
      <text:p text:style-name="Standard">right10r,2,&gt;,right10r</text:p>
      <text:p text:style-name="Standard">right11r,0,&gt;,right11r</text:p>
      <text:p text:style-name="Standard">right11r,1,&gt;,right11r</text:p>
      <text:p text:style-name="Standard">right11r,2,&gt;,right11r</text:p>
      <text:p text:style-name="Standard">right12r,0,&gt;,right12r</text:p>
      <text:p text:style-name="Standard">right12r,1,&gt;,right12r</text:p>
      <text:p text:style-name="Standard">right12r,2,&gt;,right12r</text:p>
      <text:p text:style-name="Standard">right20r,0,&gt;,right20r</text:p>
      <text:p text:style-name="Standard">right20r,1,&gt;,right20r</text:p>
      <text:p text:style-name="Standard">right20r,2,&gt;,right20r</text:p>
      <text:p text:style-name="Standard">right21r,0,&gt;,right21r</text:p>
      <text:p text:style-name="Standard">right21r,1,&gt;,right21r</text:p>
      <text:p text:style-name="Standard">right21r,2,&gt;,right21r</text:p>
      <text:p text:style-name="Standard">right22r,0,&gt;,right22r</text:p>
      <text:p text:style-name="Standard">right22r,1,&gt;,right22r</text:p>
      <text:p text:style-name="Standard">right22r,2,&gt;,right22r</text:p>
      <text:p text:style-name="Standard"/>
      <text:p text:style-name="Standard"/>
      <text:p text:style-name="Standard"/>
      <text:p text:style-name="Standard"><text:s text:c="43"/>// ТАБЛИЦА ПЕРЕВОДА</text:p>
      <text:p text:style-name="Standard"><text:s text:c="28"/>// для 0?</text:p>
      <text:p text:style-name="Standard">// для 00</text:p>
      <text:p text:style-name="Standard">right00r, ,&gt;,right00</text:p>
      <text:p text:style-name="Standard">right00, ,0,left2 //если это первое число</text:p>
      <text:p text:style-name="Standard">right00,0,0,replace0</text:p>
      <text:p text:style-name="Standard">right00,1,0,replace1</text:p>
      <text:p text:style-name="Standard">right00,2,0,replace2</text:p>
      <text:p text:style-name="Standard">right00,3,0,replace3</text:p>
      <text:p text:style-name="Standard">right00,4,0,replace4</text:p>
      <text:p text:style-name="Standard">right00,5,0,replace5</text:p>
      <text:p text:style-name="Standard">right00,6,0,replace6</text:p>
      <text:p text:style-name="Standard">right00,7,0,replace7</text:p>
      <text:p text:style-name="Standard">right00,8,0,replace8</text:p>
      <text:p text:style-name="Standard"><text:soft-page-break/></text:p>
      <text:p text:style-name="Standard">// для 01</text:p>
      <text:p text:style-name="Standard">right01r, ,&gt;,right01</text:p>
      <text:p text:style-name="Standard">right01, ,1,left2 //если это первое число</text:p>
      <text:p text:style-name="Standard">right01,0,1,replace0</text:p>
      <text:p text:style-name="Standard">right01,1,1,replace1</text:p>
      <text:p text:style-name="Standard">right01,2,1,replace2</text:p>
      <text:p text:style-name="Standard">right01,3,1,replace3</text:p>
      <text:p text:style-name="Standard">right01,4,1,replace4</text:p>
      <text:p text:style-name="Standard">right01,5,1,replace5</text:p>
      <text:p text:style-name="Standard">right01,6,1,replace6</text:p>
      <text:p text:style-name="Standard">right01,7,1,replace7</text:p>
      <text:p text:style-name="Standard">right01,8,1,replace8</text:p>
      <text:p text:style-name="Standard"/>
      <text:p text:style-name="Standard">// для 02</text:p>
      <text:p text:style-name="Standard">right02r, ,&gt;,right02</text:p>
      <text:p text:style-name="Standard">right02, ,2,left2 //если это первое число</text:p>
      <text:p text:style-name="Standard">right02,0,2,replace0</text:p>
      <text:p text:style-name="Standard">right02,1,2,replace1</text:p>
      <text:p text:style-name="Standard">right02,2,2,replace2</text:p>
      <text:p text:style-name="Standard">right02,3,2,replace3</text:p>
      <text:p text:style-name="Standard">right02,4,2,replace4</text:p>
      <text:p text:style-name="Standard">right02,5,2,replace5</text:p>
      <text:p text:style-name="Standard">right02,6,2,replace6</text:p>
      <text:p text:style-name="Standard">right02,7,2,replace7</text:p>
      <text:p text:style-name="Standard">right02,8,2,replace8</text:p>
      <text:p text:style-name="Standard"/>
      <text:p text:style-name="Standard"><text:s text:c="28"/>// для 1?</text:p>
      <text:p text:style-name="Standard">// для 10</text:p>
      <text:p text:style-name="Standard">right10r, ,&gt;,right10</text:p>
      <text:p text:style-name="Standard">right10, ,3,left2 //если это первое число</text:p>
      <text:p text:style-name="Standard">right10,0,3,replace0</text:p>
      <text:p text:style-name="Standard">right10,1,3,replace1</text:p>
      <text:p text:style-name="Standard">right10,2,3,replace2</text:p>
      <text:p text:style-name="Standard">right10,3,3,replace3</text:p>
      <text:p text:style-name="Standard">right10,4,3,replace4</text:p>
      <text:p text:style-name="Standard">right10,5,3,replace5</text:p>
      <text:p text:style-name="Standard">right10,6,3,replace6</text:p>
      <text:p text:style-name="Standard">right10,7,3,replace7</text:p>
      <text:p text:style-name="Standard">right10,8,3,replace8</text:p>
      <text:p text:style-name="Standard"/>
      <text:p text:style-name="Standard">// для 11</text:p>
      <text:p text:style-name="Standard">right11r, ,&gt;,right11</text:p>
      <text:p text:style-name="Standard">right11, ,4,left2 //если это первое число</text:p>
      <text:p text:style-name="Standard">right11,0,4,replace0</text:p>
      <text:p text:style-name="Standard">right11,1,4,replace1</text:p>
      <text:p text:style-name="Standard">right11,2,4,replace2</text:p>
      <text:p text:style-name="Standard">right11,3,4,replace3</text:p>
      <text:p text:style-name="Standard">right11,4,4,replace4</text:p>
      <text:p text:style-name="Standard">right11,5,4,replace5</text:p>
      <text:p text:style-name="Standard">right11,6,4,replace6</text:p>
      <text:p text:style-name="Standard">right11,7,4,replace7</text:p>
      <text:p text:style-name="Standard"><text:soft-page-break/>right11,8,4,replace8</text:p>
      <text:p text:style-name="Standard"/>
      <text:p text:style-name="Standard">// для 12</text:p>
      <text:p text:style-name="Standard">right12r, ,&gt;,right12</text:p>
      <text:p text:style-name="Standard">right12, ,5,left2 //если это первое число</text:p>
      <text:p text:style-name="Standard">right12,0,5,replace0</text:p>
      <text:p text:style-name="Standard">right12,1,5,replace1</text:p>
      <text:p text:style-name="Standard">right12,2,5,replace2</text:p>
      <text:p text:style-name="Standard">right12,3,5,replace3</text:p>
      <text:p text:style-name="Standard">right12,4,5,replace4</text:p>
      <text:p text:style-name="Standard">right12,5,5,replace5</text:p>
      <text:p text:style-name="Standard">right12,6,5,replace6</text:p>
      <text:p text:style-name="Standard">right12,7,5,replace7</text:p>
      <text:p text:style-name="Standard">right12,8,5,replace8</text:p>
      <text:p text:style-name="Standard"/>
      <text:p text:style-name="Standard"><text:s text:c="21"/>// для 2?</text:p>
      <text:p text:style-name="Standard">// для 20</text:p>
      <text:p text:style-name="Standard">right20r, ,&gt;,right20</text:p>
      <text:p text:style-name="Standard">right20, ,6,left2 //если это первое число</text:p>
      <text:p text:style-name="Standard">right20,0,6,replace0</text:p>
      <text:p text:style-name="Standard">right20,1,6,replace1</text:p>
      <text:p text:style-name="Standard">right20,2,6,replace2</text:p>
      <text:p text:style-name="Standard">right20,3,6,replace3</text:p>
      <text:p text:style-name="Standard">right20,4,6,replace4</text:p>
      <text:p text:style-name="Standard">right20,5,6,replace5</text:p>
      <text:p text:style-name="Standard">right20,6,6,replace6</text:p>
      <text:p text:style-name="Standard">right20,7,6,replace7</text:p>
      <text:p text:style-name="Standard">right20,8,6,replace8</text:p>
      <text:p text:style-name="Standard"/>
      <text:p text:style-name="Standard">// для 21</text:p>
      <text:p text:style-name="Standard">right21r, ,&gt;,right21</text:p>
      <text:p text:style-name="Standard">right21, ,7,left2 //если это первое число</text:p>
      <text:p text:style-name="Standard">right21,0,7,replace0</text:p>
      <text:p text:style-name="Standard">right21,1,7,replace1</text:p>
      <text:p text:style-name="Standard">right21,2,7,replace2</text:p>
      <text:p text:style-name="Standard">right21,3,7,replace3</text:p>
      <text:p text:style-name="Standard">right21,4,7,replace4</text:p>
      <text:p text:style-name="Standard">right21,5,7,replace5</text:p>
      <text:p text:style-name="Standard">right21,6,7,replace6</text:p>
      <text:p text:style-name="Standard">right21,7,7,replace7</text:p>
      <text:p text:style-name="Standard">right21,8,7,replace8</text:p>
      <text:p text:style-name="Standard"/>
      <text:p text:style-name="Standard">// для 22</text:p>
      <text:p text:style-name="Standard">right22r, ,&gt;,right22</text:p>
      <text:p text:style-name="Standard">right22, ,8,left2 //если это первое число</text:p>
      <text:p text:style-name="Standard">right22,0,8,replace0</text:p>
      <text:p text:style-name="Standard">right22,1,8,replace1</text:p>
      <text:p text:style-name="Standard">right22,2,8,replace2</text:p>
      <text:p text:style-name="Standard">right22,3,8,replace3</text:p>
      <text:p text:style-name="Standard">right22,4,8,replace4</text:p>
      <text:p text:style-name="Standard">right22,5,8,replace5</text:p>
      <text:p text:style-name="Standard">right22,6,8,replace6</text:p>
      <text:p text:style-name="Standard"><text:soft-page-break/>right22,7,8,replace7</text:p>
      <text:p text:style-name="Standard">right22,8,8,replace8</text:p>
      <text:p text:style-name="Standard"/>
      <text:p text:style-name="Standard">// Запоминание числа</text:p>
      <text:p text:style-name="Standard">replace0,0,&gt;,replace0_ //для 0</text:p>
      <text:p text:style-name="Standard">replace0,1,&gt;,replace0_</text:p>
      <text:p text:style-name="Standard">replace0,2,&gt;,replace0_</text:p>
      <text:p text:style-name="Standard">replace0,3,&gt;,replace0_</text:p>
      <text:p text:style-name="Standard">replace0,4,&gt;,replace0_</text:p>
      <text:p text:style-name="Standard">replace0,5,&gt;,replace0_</text:p>
      <text:p text:style-name="Standard">replace0,6,&gt;,replace0_</text:p>
      <text:p text:style-name="Standard">replace0,7,&gt;,replace0_</text:p>
      <text:p text:style-name="Standard">replace0,8,&gt;,replace0_</text:p>
      <text:p text:style-name="Standard"/>
      <text:p text:style-name="Standard">replace1,0,&gt;,replace1_ // для 1</text:p>
      <text:p text:style-name="Standard">replace1,1,&gt;,replace1_</text:p>
      <text:p text:style-name="Standard">replace1,2,&gt;,replace1_</text:p>
      <text:p text:style-name="Standard">replace1,3,&gt;,replace1_</text:p>
      <text:p text:style-name="Standard">replace1,4,&gt;,replace1_</text:p>
      <text:p text:style-name="Standard">replace1,5,&gt;,replace1_</text:p>
      <text:p text:style-name="Standard">replace1,6,&gt;,replace1_</text:p>
      <text:p text:style-name="Standard">replace1,7,&gt;,replace1_</text:p>
      <text:p text:style-name="Standard">replace1,8,&gt;,replace1_</text:p>
      <text:p text:style-name="Standard"/>
      <text:p text:style-name="Standard">replace2,0,&gt;,replace2_ // для 2</text:p>
      <text:p text:style-name="Standard">replace2,1,&gt;,replace2_</text:p>
      <text:p text:style-name="Standard">replace2,2,&gt;,replace2_</text:p>
      <text:p text:style-name="Standard">replace2,3,&gt;,replace2_</text:p>
      <text:p text:style-name="Standard">replace2,4,&gt;,replace2_</text:p>
      <text:p text:style-name="Standard">replace2,5,&gt;,replace2_</text:p>
      <text:p text:style-name="Standard">replace2,6,&gt;,replace2_</text:p>
      <text:p text:style-name="Standard">replace2,7,&gt;,replace2_</text:p>
      <text:p text:style-name="Standard">replace2,8,&gt;,replace2_</text:p>
      <text:p text:style-name="Standard"/>
      <text:p text:style-name="Standard">replace3,0,&gt;,replace3_ // для 3</text:p>
      <text:p text:style-name="Standard">replace3,1,&gt;,replace3_</text:p>
      <text:p text:style-name="Standard">replace3,2,&gt;,replace3_</text:p>
      <text:p text:style-name="Standard">replace3,3,&gt;,replace3_</text:p>
      <text:p text:style-name="Standard">replace3,4,&gt;,replace3_</text:p>
      <text:p text:style-name="Standard">replace3,5,&gt;,replace3_</text:p>
      <text:p text:style-name="Standard">replace3,6,&gt;,replace3_</text:p>
      <text:p text:style-name="Standard">replace3,7,&gt;,replace3_</text:p>
      <text:p text:style-name="Standard">replace3,8,&gt;,replace3_</text:p>
      <text:p text:style-name="Standard"/>
      <text:p text:style-name="Standard">replace4,0,&gt;,replace4_ // для 4</text:p>
      <text:p text:style-name="Standard">replace4,1,&gt;,replace4_</text:p>
      <text:p text:style-name="Standard">replace4,2,&gt;,replace4_</text:p>
      <text:p text:style-name="Standard">replace4,3,&gt;,replace4_</text:p>
      <text:p text:style-name="Standard">replace4,4,&gt;,replace4_</text:p>
      <text:p text:style-name="Standard">replace4,5,&gt;,replace4_</text:p>
      <text:p text:style-name="Standard">replace4,6,&gt;,replace4_</text:p>
      <text:p text:style-name="Standard">replace4,7,&gt;,replace4_</text:p>
      <text:p text:style-name="Standard"><text:soft-page-break/>replace4,8,&gt;,replace4_</text:p>
      <text:p text:style-name="Standard"/>
      <text:p text:style-name="Standard">replace5,0,&gt;,replace5_ // для 5</text:p>
      <text:p text:style-name="Standard">replace5,1,&gt;,replace5_</text:p>
      <text:p text:style-name="Standard">replace5,2,&gt;,replace5_</text:p>
      <text:p text:style-name="Standard">replace5,3,&gt;,replace5_</text:p>
      <text:p text:style-name="Standard">replace5,4,&gt;,replace5_</text:p>
      <text:p text:style-name="Standard">replace5,5,&gt;,replace5_</text:p>
      <text:p text:style-name="Standard">replace5,6,&gt;,replace5_</text:p>
      <text:p text:style-name="Standard">replace5,7,&gt;,replace5_</text:p>
      <text:p text:style-name="Standard">replace5,8,&gt;,replace5_</text:p>
      <text:p text:style-name="Standard"/>
      <text:p text:style-name="Standard">replace6,0,&gt;,replace6_ // для 6</text:p>
      <text:p text:style-name="Standard">replace6,1,&gt;,replace6_</text:p>
      <text:p text:style-name="Standard">replace6,2,&gt;,replace6_</text:p>
      <text:p text:style-name="Standard">replace6,3,&gt;,replace6_</text:p>
      <text:p text:style-name="Standard">replace6,4,&gt;,replace6_</text:p>
      <text:p text:style-name="Standard">replace6,5,&gt;,replace6_</text:p>
      <text:p text:style-name="Standard">replace6,6,&gt;,replace6_</text:p>
      <text:p text:style-name="Standard">replace6,7,&gt;,replace6_</text:p>
      <text:p text:style-name="Standard">replace6,8,&gt;,replace6_</text:p>
      <text:p text:style-name="Standard"/>
      <text:p text:style-name="Standard">replace7,0,&gt;,replace7_ // для 7</text:p>
      <text:p text:style-name="Standard">replace7,1,&gt;,replace7_</text:p>
      <text:p text:style-name="Standard">replace7,2,&gt;,replace7_</text:p>
      <text:p text:style-name="Standard">replace7,3,&gt;,replace7_</text:p>
      <text:p text:style-name="Standard">replace7,4,&gt;,replace7_</text:p>
      <text:p text:style-name="Standard">replace7,5,&gt;,replace7_</text:p>
      <text:p text:style-name="Standard">replace7,6,&gt;,replace7_</text:p>
      <text:p text:style-name="Standard">replace7,7,&gt;,replace7_</text:p>
      <text:p text:style-name="Standard">replace7,8,&gt;,replace7_</text:p>
      <text:p text:style-name="Standard"/>
      <text:p text:style-name="Standard">replace8,0,&gt;,replace8_ // для 8</text:p>
      <text:p text:style-name="Standard">replace8,1,&gt;,replace8_</text:p>
      <text:p text:style-name="Standard">replace8,2,&gt;,replace8_</text:p>
      <text:p text:style-name="Standard">replace8,3,&gt;,replace8_</text:p>
      <text:p text:style-name="Standard">replace8,4,&gt;,replace8_</text:p>
      <text:p text:style-name="Standard">replace8,5,&gt;,replace8_</text:p>
      <text:p text:style-name="Standard">replace8,6,&gt;,replace8_</text:p>
      <text:p text:style-name="Standard">replace8,7,&gt;,replace8_</text:p>
      <text:p text:style-name="Standard">replace8,8,&gt;,replace8_</text:p>
      <text:p text:style-name="Standard"/>
      <text:p text:style-name="Standard"/>
      <text:p text:style-name="Standard">replace0_,0,0,replace0 // вставка для 0</text:p>
      <text:p text:style-name="Standard">replace0_,1,0,replace1</text:p>
      <text:p text:style-name="Standard">replace0_,2,0,replace2</text:p>
      <text:p text:style-name="Standard">replace0_,3,0,replace3</text:p>
      <text:p text:style-name="Standard">replace0_,4,0,replace4</text:p>
      <text:p text:style-name="Standard">replace0_,5,0,replace5</text:p>
      <text:p text:style-name="Standard">replace0_,6,0,replace6</text:p>
      <text:p text:style-name="Standard">replace0_,7,0,replace7</text:p>
      <text:p text:style-name="Standard">replace0_,8,0,replace8</text:p>
      <text:p text:style-name="Standard"><text:soft-page-break/>replace0_, ,0,left2</text:p>
      <text:p text:style-name="Standard"/>
      <text:p text:style-name="Standard">replace1_,0,1,replace0 // вставка для 1</text:p>
      <text:p text:style-name="Standard">replace1_,1,1,replace1</text:p>
      <text:p text:style-name="Standard">replace1_,2,1,replace2</text:p>
      <text:p text:style-name="Standard">replace1_,3,1,replace3</text:p>
      <text:p text:style-name="Standard">replace1_,4,1,replace4</text:p>
      <text:p text:style-name="Standard">replace1_,5,1,replace5</text:p>
      <text:p text:style-name="Standard">replace1_,6,1,replace6</text:p>
      <text:p text:style-name="Standard">replace1_,7,1,replace7</text:p>
      <text:p text:style-name="Standard">replace1_,8,1,replace8</text:p>
      <text:p text:style-name="Standard">replace1_, ,1,left2</text:p>
      <text:p text:style-name="Standard"/>
      <text:p text:style-name="Standard"/>
      <text:p text:style-name="Standard">replace2_,0,2,replace0 // вставка для 2</text:p>
      <text:p text:style-name="Standard">replace2_,1,2,replace1</text:p>
      <text:p text:style-name="Standard">replace2_,2,2,replace2</text:p>
      <text:p text:style-name="Standard">replace2_,3,2,replace3</text:p>
      <text:p text:style-name="Standard">replace2_,4,2,replace4</text:p>
      <text:p text:style-name="Standard">replace2_,5,2,replace5</text:p>
      <text:p text:style-name="Standard">replace2_,6,2,replace6</text:p>
      <text:p text:style-name="Standard">replace2_,7,2,replace7</text:p>
      <text:p text:style-name="Standard">replace2_,8,2,replace8</text:p>
      <text:p text:style-name="Standard">replace2_, ,2,left2</text:p>
      <text:p text:style-name="Standard"/>
      <text:p text:style-name="Standard">replace3_,0,3,replace0 // вставка для 3</text:p>
      <text:p text:style-name="Standard">replace3_,1,3,replace1</text:p>
      <text:p text:style-name="Standard">replace3_,2,3,replace2</text:p>
      <text:p text:style-name="Standard">replace3_,3,3,replace3</text:p>
      <text:p text:style-name="Standard">replace3_,4,3,replace4</text:p>
      <text:p text:style-name="Standard">replace3_,5,3,replace5</text:p>
      <text:p text:style-name="Standard">replace3_,6,3,replace6</text:p>
      <text:p text:style-name="Standard">replace3_,7,3,replace7</text:p>
      <text:p text:style-name="Standard">replace3_,8,3,replace8</text:p>
      <text:p text:style-name="Standard">replace3_, ,3,left2</text:p>
      <text:p text:style-name="Standard"/>
      <text:p text:style-name="Standard">replace4_,0,4,replace0 // вставка для 4</text:p>
      <text:p text:style-name="Standard">replace4_,1,4,replace1</text:p>
      <text:p text:style-name="Standard">replace4_,2,4,replace2</text:p>
      <text:p text:style-name="Standard">replace4_,3,4,replace3</text:p>
      <text:p text:style-name="Standard">replace4_,4,4,replace4</text:p>
      <text:p text:style-name="Standard">replace4_,5,4,replace5</text:p>
      <text:p text:style-name="Standard">replace4_,6,4,replace6</text:p>
      <text:p text:style-name="Standard">replace4_,7,4,replace7</text:p>
      <text:p text:style-name="Standard">replace4_,8,4,replace8</text:p>
      <text:p text:style-name="Standard">replace4_, ,4,left2</text:p>
      <text:p text:style-name="Standard"/>
      <text:p text:style-name="Standard">replace5_,0,5,replace0 // вставка для 5</text:p>
      <text:p text:style-name="Standard">replace5_,1,5,replace1</text:p>
      <text:p text:style-name="Standard">replace5_,2,5,replace2</text:p>
      <text:p text:style-name="Standard">replace5_,3,5,replace3</text:p>
      <text:p text:style-name="Standard">replace5_,4,5,replace4</text:p>
      <text:p text:style-name="Standard"><text:soft-page-break/>replace5_,5,5,replace5</text:p>
      <text:p text:style-name="Standard">replace5_,6,5,replace6</text:p>
      <text:p text:style-name="Standard">replace5_,7,5,replace7</text:p>
      <text:p text:style-name="Standard">replace5_,8,5,replace8</text:p>
      <text:p text:style-name="Standard">replace5_, ,5,left2</text:p>
      <text:p text:style-name="Standard"/>
      <text:p text:style-name="Standard">replace6_,0,6,replace0 // вставка для 6</text:p>
      <text:p text:style-name="Standard">replace6_,1,6,replace1</text:p>
      <text:p text:style-name="Standard">replace6_,2,6,replace2</text:p>
      <text:p text:style-name="Standard">replace6_,3,6,replace3</text:p>
      <text:p text:style-name="Standard">replace6_,4,6,replace4</text:p>
      <text:p text:style-name="Standard">replace6_,5,6,replace5</text:p>
      <text:p text:style-name="Standard">replace6_,6,6,replace6</text:p>
      <text:p text:style-name="Standard">replace6_,7,6,replace7</text:p>
      <text:p text:style-name="Standard">replace6_,8,6,replace8</text:p>
      <text:p text:style-name="Standard">replace6_, ,6,left2</text:p>
      <text:p text:style-name="Standard"/>
      <text:p text:style-name="Standard">replace7_,0,7,replace0 // вставка для 7</text:p>
      <text:p text:style-name="Standard">replace7_,1,7,replace1</text:p>
      <text:p text:style-name="Standard">replace7_,2,7,replace2</text:p>
      <text:p text:style-name="Standard">replace7_,3,7,replace3</text:p>
      <text:p text:style-name="Standard">replace7_,4,7,replace4</text:p>
      <text:p text:style-name="Standard">replace7_,5,7,replace5</text:p>
      <text:p text:style-name="Standard">replace7_,6,7,replace6</text:p>
      <text:p text:style-name="Standard">replace7_,7,7,replace7</text:p>
      <text:p text:style-name="Standard">replace7_,8,7,replace8</text:p>
      <text:p text:style-name="Standard">replace7_, ,7,left2</text:p>
      <text:p text:style-name="Standard"/>
      <text:p text:style-name="Standard">replace8_,0,8,replace0 // вставка для 8</text:p>
      <text:p text:style-name="Standard">replace8_,1,8,replace1</text:p>
      <text:p text:style-name="Standard">replace8_,2,8,replace2</text:p>
      <text:p text:style-name="Standard">replace8_,3,8,replace3</text:p>
      <text:p text:style-name="Standard">replace8_,4,8,replace4</text:p>
      <text:p text:style-name="Standard">replace8_,5,8,replace5</text:p>
      <text:p text:style-name="Standard">replace8_,6,8,replace6</text:p>
      <text:p text:style-name="Standard">replace8_,7,8,replace7</text:p>
      <text:p text:style-name="Standard">replace8_,8,8,replace8</text:p>
      <text:p text:style-name="Standard">replace8_, ,8,left2</text:p>
      <text:p text:style-name="Standard"/>
      <text:p text:style-name="Standard">// Возвращение к троичному числу</text:p>
      <text:p text:style-name="Standard">left2,0,&lt;,left2</text:p>
      <text:p text:style-name="Standard">left2,1,&lt;,left2</text:p>
      <text:p text:style-name="Standard">left2,2,&lt;,left2</text:p>
      <text:p text:style-name="Standard">left2,3,&lt;,left2</text:p>
      <text:p text:style-name="Standard">left2,4,&lt;,left2</text:p>
      <text:p text:style-name="Standard">left2,5,&lt;,left2</text:p>
      <text:p text:style-name="Standard">left2,6,&lt;,left2</text:p>
      <text:p text:style-name="Standard">left2,7,&lt;,left2</text:p>
      <text:p text:style-name="Standard">left2,8,&lt;,left2</text:p>
      <text:p text:style-name="Standard">left2, ,&lt;,left3</text:p>
      <text:p text:style-name="Standard"/>
      <text:p text:style-name="Standard">// Обратная замена</text:p>
      <text:p text:style-name="Standard"><text:soft-page-break/>left3,0,&lt;,left3</text:p>
      <text:p text:style-name="Standard">left3,1,&lt;,left3</text:p>
      <text:p text:style-name="Standard">left3,2,&lt;,left3</text:p>
      <text:p text:style-name="Standard">left3,3,0,left4</text:p>
      <text:p text:style-name="Standard">left3,4,1,left4</text:p>
      <text:p text:style-name="Standard">left3,5,2,left4</text:p>
      <text:p text:style-name="Standard"/>
      <text:p text:style-name="Standard">left4,0,&lt;,leftrr</text:p>
      <text:p text:style-name="Standard">left4,1,&lt;,leftrr</text:p>
      <text:p text:style-name="Standard">left4,2,&lt;,leftrr</text:p>
      <text:p text:style-name="Standard"/>
      <text:p text:style-name="Standard">// КОНЕЦ!!!</text:p>
      <text:p text:style-name="Standard">left3, ,&gt;,endr1</text:p>
      <text:p text:style-name="Standard">endr1,0,&gt;,endr1</text:p>
      <text:p text:style-name="Standard">endr1,1,&gt;,endr1</text:p>
      <text:p text:style-name="Standard">endr1,2,&gt;,endr1</text:p>
      <text:p text:style-name="Standard">endr1, ,&gt;,endr</text:p>
      <text:p text:style-name="Standard"/>
      <text:p text:style-name="Standard">// Костыль для нулей вначале</text:p>
      <text:p text:style-name="Standard">endr0,0,&gt;,endr00</text:p>
      <text:p text:style-name="Standard">endr00,0,&gt;,endr00</text:p>
      <text:p text:style-name="Standard">endr00,1,&gt;,endr00</text:p>
      <text:p text:style-name="Standard">endr00,2,&gt;,endr00</text:p>
      <text:p text:style-name="Standard">endr00,3,&gt;,endr00</text:p>
      <text:p text:style-name="Standard">endr00,4,&gt;,endr00</text:p>
      <text:p text:style-name="Standard">endr00,5,&gt;,endr00</text:p>
      <text:p text:style-name="Standard">endr00,6,&gt;,endr00</text:p>
      <text:p text:style-name="Standard">endr00,7,&gt;,endr00</text:p>
      <text:p text:style-name="Standard">endr00,8,&gt;,endr00</text:p>
      <text:p text:style-name="Standard">endr00, ,&lt;,rr00</text:p>
      <text:p text:style-name="Standard"/>
      <text:p text:style-name="Standard">rr00,1, ,replac1</text:p>
      <text:p text:style-name="Standard">rr00,2, ,replac2</text:p>
      <text:p text:style-name="Standard">rr00,3, ,replac3</text:p>
      <text:p text:style-name="Standard">rr00,4, ,replac4</text:p>
      <text:p text:style-name="Standard">rr00,5, ,replac5</text:p>
      <text:p text:style-name="Standard">rr00,6, ,replac6</text:p>
      <text:p text:style-name="Standard">rr00,7, ,replac7</text:p>
      <text:p text:style-name="Standard">rr00,8, ,replac8</text:p>
      <text:p text:style-name="Standard">rr00,0, ,replac0</text:p>
      <text:p text:style-name="Standard"/>
      <text:p text:style-name="Standard">// Запоминание числа</text:p>
      <text:p text:style-name="Standard">replac0,0,&lt;,replac0_ //для 0</text:p>
      <text:p text:style-name="Standard">replac0,1,&lt;,replac0_</text:p>
      <text:p text:style-name="Standard">replac0,2,&lt;,replac0_</text:p>
      <text:p text:style-name="Standard">replac0,3,&lt;,replac0_</text:p>
      <text:p text:style-name="Standard">replac0,4,&lt;,replac0_</text:p>
      <text:p text:style-name="Standard">replac0,5,&lt;,replac0_</text:p>
      <text:p text:style-name="Standard">replac0,6,&lt;,replac0_</text:p>
      <text:p text:style-name="Standard">replac0,7,&lt;,replac0_</text:p>
      <text:p text:style-name="Standard">replac0,8,&lt;,replac0_</text:p>
      <text:p text:style-name="Standard">replac0, ,&lt;,replac0_</text:p>
      <text:p text:style-name="Standard"><text:soft-page-break/></text:p>
      <text:p text:style-name="Standard">replac1,0,&lt;,replac1_ // для 1</text:p>
      <text:p text:style-name="Standard">replac1,1,&lt;,replac1_</text:p>
      <text:p text:style-name="Standard">replac1,2,&lt;,replac1_</text:p>
      <text:p text:style-name="Standard">replac1,3,&lt;,replac1_</text:p>
      <text:p text:style-name="Standard">replac1,4,&lt;,replac1_</text:p>
      <text:p text:style-name="Standard">replac1,5,&lt;,replac1_</text:p>
      <text:p text:style-name="Standard">replac1,6,&lt;,replac1_</text:p>
      <text:p text:style-name="Standard">replac1,7,&lt;,replac1_</text:p>
      <text:p text:style-name="Standard">replac1,8,&lt;,replac1_</text:p>
      <text:p text:style-name="Standard">replac1, ,&lt;,replac1_</text:p>
      <text:p text:style-name="Standard"/>
      <text:p text:style-name="Standard">replac2,0,&lt;,replac2_ // для 2</text:p>
      <text:p text:style-name="Standard">replac2,1,&lt;,replac2_</text:p>
      <text:p text:style-name="Standard">replac2,2,&lt;,replac2_</text:p>
      <text:p text:style-name="Standard">replac2,3,&lt;,replac2_</text:p>
      <text:p text:style-name="Standard">replac2,4,&lt;,replac2_</text:p>
      <text:p text:style-name="Standard">replac2,5,&lt;,replac2_</text:p>
      <text:p text:style-name="Standard">replac2,6,&lt;,replac2_</text:p>
      <text:p text:style-name="Standard">replac2,7,&lt;,replac2_</text:p>
      <text:p text:style-name="Standard">replac2,8,&lt;,replac2_</text:p>
      <text:p text:style-name="Standard">replac2, ,&lt;,replac2_</text:p>
      <text:p text:style-name="Standard"/>
      <text:p text:style-name="Standard">replac3,0,&lt;,replac3_ // для 3</text:p>
      <text:p text:style-name="Standard">replac3,1,&lt;,replac3_</text:p>
      <text:p text:style-name="Standard">replac3,2,&lt;,replac3_</text:p>
      <text:p text:style-name="Standard">replac3,3,&lt;,replac3_</text:p>
      <text:p text:style-name="Standard">replac3,4,&lt;,replac3_</text:p>
      <text:p text:style-name="Standard">replac3,5,&lt;,replac3_</text:p>
      <text:p text:style-name="Standard">replac3,6,&lt;,replac3_</text:p>
      <text:p text:style-name="Standard">replac3,7,&lt;,replac3_</text:p>
      <text:p text:style-name="Standard">replac3,8,&lt;,replac3_</text:p>
      <text:p text:style-name="Standard">replac3, ,&lt;,replac3_</text:p>
      <text:p text:style-name="Standard"/>
      <text:p text:style-name="Standard">replac4,0,&lt;,replac4_ // для 4</text:p>
      <text:p text:style-name="Standard">replac4,1,&lt;,replac4_</text:p>
      <text:p text:style-name="Standard">replac4,2,&lt;,replac4_</text:p>
      <text:p text:style-name="Standard">replac4,3,&lt;,replac4_</text:p>
      <text:p text:style-name="Standard">replac4,4,&lt;,replac4_</text:p>
      <text:p text:style-name="Standard">replac4,5,&lt;,replac4_</text:p>
      <text:p text:style-name="Standard">replac4,6,&lt;,replac4_</text:p>
      <text:p text:style-name="Standard">replac4,7,&lt;,replac4_</text:p>
      <text:p text:style-name="Standard">replac4,8,&lt;,replac4_</text:p>
      <text:p text:style-name="Standard">replac4, ,&lt;,replac4_</text:p>
      <text:p text:style-name="Standard"/>
      <text:p text:style-name="Standard">replac5,0,&lt;,replac5_ // для 5</text:p>
      <text:p text:style-name="Standard">replac5,1,&lt;,replac5_</text:p>
      <text:p text:style-name="Standard">replac5,2,&lt;,replac5_</text:p>
      <text:p text:style-name="Standard">replac5,3,&lt;,replac5_</text:p>
      <text:p text:style-name="Standard">replac5,4,&lt;,replac5_</text:p>
      <text:p text:style-name="Standard">replac5,5,&lt;,replac5_</text:p>
      <text:p text:style-name="Standard">replac5,6,&lt;,replac5_</text:p>
      <text:p text:style-name="Standard"><text:soft-page-break/>replac5,7,&lt;,replac5_</text:p>
      <text:p text:style-name="Standard">replac5,8,&lt;,replac5_</text:p>
      <text:p text:style-name="Standard">replac5, ,&lt;,replac5_</text:p>
      <text:p text:style-name="Standard"/>
      <text:p text:style-name="Standard">replac6,0,&lt;,replac6_ // для 6</text:p>
      <text:p text:style-name="Standard">replac6,1,&lt;,replac6_</text:p>
      <text:p text:style-name="Standard">replac6,2,&lt;,replac6_</text:p>
      <text:p text:style-name="Standard">replac6,3,&lt;,replac6_</text:p>
      <text:p text:style-name="Standard">replac6,4,&lt;,replac6_</text:p>
      <text:p text:style-name="Standard">replac6,5,&lt;,replac6_</text:p>
      <text:p text:style-name="Standard">replac6,6,&lt;,replac6_</text:p>
      <text:p text:style-name="Standard">replac6,7,&lt;,replac6_</text:p>
      <text:p text:style-name="Standard">replac6,8,&lt;,replac6_</text:p>
      <text:p text:style-name="Standard">replac6, ,&lt;,replac6_</text:p>
      <text:p text:style-name="Standard"/>
      <text:p text:style-name="Standard">replac7,0,&lt;,replac7_ // для 7</text:p>
      <text:p text:style-name="Standard">replac7,1,&lt;,replac7_</text:p>
      <text:p text:style-name="Standard">replac7,2,&lt;,replac7_</text:p>
      <text:p text:style-name="Standard">replac7,3,&lt;,replac7_</text:p>
      <text:p text:style-name="Standard">replac7,4,&lt;,replac7_</text:p>
      <text:p text:style-name="Standard">replac7,5,&lt;,replac7_</text:p>
      <text:p text:style-name="Standard">replac7,6,&lt;,replac7_</text:p>
      <text:p text:style-name="Standard">replac7,7,&lt;,replac7_</text:p>
      <text:p text:style-name="Standard">replac7,8,&lt;,replac7_</text:p>
      <text:p text:style-name="Standard">replac7, ,&lt;,replac7_</text:p>
      <text:p text:style-name="Standard"/>
      <text:p text:style-name="Standard">replac8,0,&lt;,replac8_ // для 8</text:p>
      <text:p text:style-name="Standard">replac8,1,&lt;,replac8_</text:p>
      <text:p text:style-name="Standard">replac8,2,&lt;,replac8_</text:p>
      <text:p text:style-name="Standard">replac8,3,&lt;,replac8_</text:p>
      <text:p text:style-name="Standard">replac8,4,&lt;,replac8_</text:p>
      <text:p text:style-name="Standard">replac8,5,&lt;,replac8_</text:p>
      <text:p text:style-name="Standard">replac8,6,&lt;,replac8_</text:p>
      <text:p text:style-name="Standard">replac8,7,&lt;,replac8_</text:p>
      <text:p text:style-name="Standard">replac8,8,&lt;,replac8_</text:p>
      <text:p text:style-name="Standard">replac8, ,&lt;,replac8_</text:p>
      <text:p text:style-name="Standard"/>
      <text:p text:style-name="Standard"/>
      <text:p text:style-name="Standard">replac0_,0,0,replac0 // вставка для 0</text:p>
      <text:p text:style-name="Standard">replac0_,1,0,replac1</text:p>
      <text:p text:style-name="Standard">replac0_,2,0,replac2</text:p>
      <text:p text:style-name="Standard">replac0_,3,0,replac3</text:p>
      <text:p text:style-name="Standard">replac0_,4,0,replac4</text:p>
      <text:p text:style-name="Standard">replac0_,5,0,replac5</text:p>
      <text:p text:style-name="Standard">replac0_,6,0,replac6</text:p>
      <text:p text:style-name="Standard">replac0_,7,0,replac7</text:p>
      <text:p text:style-name="Standard">replac0_,8,0,replac8</text:p>
      <text:p text:style-name="Standard">replac0_, ,&gt;,endr</text:p>
      <text:p text:style-name="Standard"/>
      <text:p text:style-name="Standard">replac1_,0,1,replac0 // вставка для 1</text:p>
      <text:p text:style-name="Standard">replac1_,1,1,replac1</text:p>
      <text:p text:style-name="Standard">replac1_,2,1,replac2</text:p>
      <text:p text:style-name="Standard"><text:soft-page-break/>replac1_,3,1,replac3</text:p>
      <text:p text:style-name="Standard">replac1_,4,1,replac4</text:p>
      <text:p text:style-name="Standard">replac1_,5,1,replac5</text:p>
      <text:p text:style-name="Standard">replac1_,6,1,replac6</text:p>
      <text:p text:style-name="Standard">replac1_,7,1,replac7</text:p>
      <text:p text:style-name="Standard">replac1_,8,1,replac8</text:p>
      <text:p text:style-name="Standard"/>
      <text:p text:style-name="Standard">replac2_,0,2,replac0 // вставка для 2</text:p>
      <text:p text:style-name="Standard">replac2_,1,2,replac1</text:p>
      <text:p text:style-name="Standard">replac2_,2,2,replac2</text:p>
      <text:p text:style-name="Standard">replac2_,3,2,replac3</text:p>
      <text:p text:style-name="Standard">replac2_,4,2,replac4</text:p>
      <text:p text:style-name="Standard">replac2_,5,2,replac5</text:p>
      <text:p text:style-name="Standard">replac2_,6,2,replac6</text:p>
      <text:p text:style-name="Standard">replac2_,7,2,replac7</text:p>
      <text:p text:style-name="Standard">replac2_,8,2,replac8</text:p>
      <text:p text:style-name="Standard"/>
      <text:p text:style-name="Standard">replac3_,0,3,replac0 // вставка для 3</text:p>
      <text:p text:style-name="Standard">replac3_,1,3,replac1</text:p>
      <text:p text:style-name="Standard">replac3_,2,3,replac2</text:p>
      <text:p text:style-name="Standard">replac3_,3,3,replac3</text:p>
      <text:p text:style-name="Standard">replac3_,4,3,replac4</text:p>
      <text:p text:style-name="Standard">replac3_,5,3,replac5</text:p>
      <text:p text:style-name="Standard">replac3_,6,3,replac6</text:p>
      <text:p text:style-name="Standard">replac3_,7,3,replac7</text:p>
      <text:p text:style-name="Standard">replac3_,8,3,replac8</text:p>
      <text:p text:style-name="Standard"/>
      <text:p text:style-name="Standard">replac4_,0,4,replac0 // вставка для 4</text:p>
      <text:p text:style-name="Standard">replac4_,1,4,replac1</text:p>
      <text:p text:style-name="Standard">replac4_,2,4,replac2</text:p>
      <text:p text:style-name="Standard">replac4_,3,4,replac3</text:p>
      <text:p text:style-name="Standard">replac4_,4,4,replac4</text:p>
      <text:p text:style-name="Standard">replac4_,5,4,replac5</text:p>
      <text:p text:style-name="Standard">replac4_,6,4,replac6</text:p>
      <text:p text:style-name="Standard">replac4_,7,4,replac7</text:p>
      <text:p text:style-name="Standard">replac4_,8,4,replac8</text:p>
      <text:p text:style-name="Standard"/>
      <text:p text:style-name="Standard">replac5_,0,5,replac0 // вставка для 5</text:p>
      <text:p text:style-name="Standard">replac5_,1,5,replac1</text:p>
      <text:p text:style-name="Standard">replac5_,2,5,replac2</text:p>
      <text:p text:style-name="Standard">replac5_,3,5,replac3</text:p>
      <text:p text:style-name="Standard">replac5_,4,5,replac4</text:p>
      <text:p text:style-name="Standard">replac5_,5,5,replac5</text:p>
      <text:p text:style-name="Standard">replac5_,6,5,replac6</text:p>
      <text:p text:style-name="Standard">replac5_,7,5,replac7</text:p>
      <text:p text:style-name="Standard">replac5_,8,5,replac8</text:p>
      <text:p text:style-name="Standard"/>
      <text:p text:style-name="Standard">replac6_,0,6,replac0 // вставка для 6</text:p>
      <text:p text:style-name="Standard">replac6_,1,6,replac1</text:p>
      <text:p text:style-name="Standard">replac6_,2,6,replac2</text:p>
      <text:p text:style-name="Standard">replac6_,3,6,replac3</text:p>
      <text:p text:style-name="Standard">replac6_,4,6,replac4</text:p>
      <text:p text:style-name="Standard"><text:soft-page-break/>replac6_,5,6,replac5</text:p>
      <text:p text:style-name="Standard">replac6_,6,6,replac6</text:p>
      <text:p text:style-name="Standard">replac6_,7,6,replac7</text:p>
      <text:p text:style-name="Standard">replac6_,8,6,replac8</text:p>
      <text:p text:style-name="Standard"/>
      <text:p text:style-name="Standard">replac7_,0,7,replac0 // вставка для 7</text:p>
      <text:p text:style-name="Standard">replac7_,1,7,replac1</text:p>
      <text:p text:style-name="Standard">replac7_,2,7,replac2</text:p>
      <text:p text:style-name="Standard">replac7_,3,7,replac3</text:p>
      <text:p text:style-name="Standard">replac7_,4,7,replac4</text:p>
      <text:p text:style-name="Standard">replac7_,5,7,replac5</text:p>
      <text:p text:style-name="Standard">replac7_,6,7,replac6</text:p>
      <text:p text:style-name="Standard">replac7_,7,7,replac7</text:p>
      <text:p text:style-name="Standard">replac7_,8,7,replac8</text:p>
      <text:p text:style-name="Standard"/>
      <text:p text:style-name="Standard">replac8_,0,8,replac0 // вставка для 8</text:p>
      <text:p text:style-name="Standard">replac8_,1,8,replac1</text:p>
      <text:p text:style-name="Standard">replac8_,2,8,replac2</text:p>
      <text:p text:style-name="Standard">replac8_,3,8,replac3</text:p>
      <text:p text:style-name="Standard">replac8_,4,8,replac4</text:p>
      <text:p text:style-name="Standard">replac8_,5,8,replac5</text:p>
      <text:p text:style-name="Standard">replac8_,6,8,replac6</text:p>
      <text:p text:style-name="Standard">replac8_,7,8,replac7</text:p>
      <text:p text:style-name="Standard">replac8_,8,8,replac8</text:p>
      <text:p text:style-name="Standard"/>
      <text:p text:style-name="Standard">// Конец продолжение</text:p>
      <text:p text:style-name="Standard">endr,0,&gt;,endr00</text:p>
      <text:p text:style-name="Standard">endr,1,&gt;,endr11</text:p>
      <text:p text:style-name="Standard">endr,2,&gt;,endr11</text:p>
      <text:p text:style-name="Standard">endr,3,&gt;,endr11</text:p>
      <text:p text:style-name="Standard">endr,4,&gt;,endr11</text:p>
      <text:p text:style-name="Standard">endr,5,&gt;,endr11</text:p>
      <text:p text:style-name="Standard">endr,6,&gt;,endr11</text:p>
      <text:p text:style-name="Standard">endr,7,&gt;,endr11</text:p>
      <text:p text:style-name="Standard">endr,8,&gt;,endr11</text:p>
      <text:p text:style-name="Standard">endr11,0,&gt;,endr11</text:p>
      <text:p text:style-name="Standard">endr11,1,&gt;,endr11</text:p>
      <text:p text:style-name="Standard">endr11,2,&gt;,endr11</text:p>
      <text:p text:style-name="Standard">endr11,3,&gt;,endr11</text:p>
      <text:p text:style-name="Standard">endr11,4,&gt;,endr11</text:p>
      <text:p text:style-name="Standard">endr11,5,&gt;,endr11</text:p>
      <text:p text:style-name="Standard">endr11,6,&gt;,endr11</text:p>
      <text:p text:style-name="Standard">endr11,7,&gt;,endr11</text:p>
      <text:p text:style-name="Standard">endr11,8,&gt;,endr11</text:p>
      <text:p text:style-name="Standard">endr11, ,#,endr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20:57:45.402000000</meta:creation-date>
    <dc:date>2020-10-08T11:37:04.756000000</dc:date>
    <meta:editing-duration>PT1H5M50S</meta:editing-duration>
    <meta:editing-cycles>6</meta:editing-cycles>
    <meta:generator>LibreOffice/6.1.3.2$Windows_x86 LibreOffice_project/86daf60bf00efa86ad547e59e09d6bb77c699acb</meta:generator>
    <meta:document-statistic meta:table-count="0" meta:image-count="0" meta:object-count="0" meta:page-count="13" meta:paragraph-count="600" meta:word-count="899" meta:character-count="12735" meta:non-whitespace-character-count="12314"/>
  </office:meta>
</office:document-meta>
</file>